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2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8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oefficient = 0.125, Normal 10, Fh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efficient = 0.825, Normal 10, Fh=2</text:p>
          </table:table-cell>
          <table:covered-table-cell table:number-columns-repeated="2"/>
          <table:table-cell table:number-columns-repeated="2" office:value-type="string" calcext:value-type="string">
            <text:p>Expected Resul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Difference between 0.125 and 0.825</text:p>
          </table:table-cell>
          <table:covered-table-cell table:number-columns-repeated="2" table:style-name="ce8"/>
          <table:table-cell table:style-name="ce1" table:number-columns-spanned="3" table:number-rows-spanned="1"/>
          <table:covered-table-cell table:number-columns-repeated="2" table:style-name="ce8"/>
        </table:table-row>
        <table:table-row table:style-name="ro1">
          <table:table-cell/>
          <table:table-cell office:value-type="string" calcext:value-type="string">
            <text:p>Sli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tick</text:p>
          </table:table-cell>
          <table:table-cell table:style-name="ce8" office:value-type="string" calcext:value-type="string">
            <text:p>C=0.125</text:p>
          </table:table-cell>
          <table:table-cell table:style-name="ce8" office:value-type="string" calcext:value-type="string">
            <text:p>C=0.825</text:p>
          </table:table-cell>
          <table:table-cell table:number-columns-repeated="2"/>
          <table:table-cell table:style-name="ce8" office:value-type="string" calcext:value-type="string">
            <text:p>Slip</text:p>
          </table:table-cell>
          <table:table-cell table:style-name="ce8" office:value-type="string" calcext:value-type="string">
            <text:p>Friction</text:p>
          </table:table-cell>
          <table:table-cell table:style-name="ce8" office:value-type="string" calcext:value-type="string">
            <text:p>Stick</text:p>
          </table:table-cell>
          <table:table-cell table:style-name="ce8" table:number-columns-repeated="3"/>
        </table:table-row>
        <table:table-row table:style-name="ro1">
          <table:table-cell office:value-type="string" calcext:value-type="string">
            <text:p>Displacement Contact Load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015" calcext:value-type="float">
            <text:p>0.015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103" calcext:value-type="float">
            <text:p>0.103</text:p>
          </table:table-cell>
          <table:table-cell table:number-columns-repeated="2" table:style-name="ce3" office:value-type="float" office:value="0.0826" calcext:value-type="float">
            <text:p>0.083</text:p>
          </table:table-cell>
          <table:table-cell/>
          <table:table-cell office:value-type="string" calcext:value-type="string">
            <text:p>Displacement Contact Load</text:p>
          </table:table-cell>
          <table:table-cell table:style-name="ce6" table:formula="of:=([.B3]-[.E3])/[.B3]" office:value-type="percentage" office:value="0" calcext:value-type="percentage">
            <text:p>0.00%</text:p>
          </table:table-cell>
          <table:table-cell table:style-name="ce6" table:formula="of:=([.C3]-[.F3])/[.C3]" office:value-type="percentage" office:value="-0.0714285714285713" calcext:value-type="percentage">
            <text:p>-7.14%</text:p>
          </table:table-cell>
          <table:table-cell table:style-name="ce6" table:formula="of:=([.D3]-[.G3])/[.D3]" office:value-type="percentage" office:value="-5.86666666666667" calcext:value-type="percentage">
            <text:p>-586.67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3" office:value-type="float" office:value="34.1" calcext:value-type="float">
            <text:p>34.100</text:p>
          </table:table-cell>
          <table:table-cell table:style-name="ce3" office:value-type="float" office:value="33.17" calcext:value-type="float">
            <text:p>33.170</text:p>
          </table:table-cell>
          <table:table-cell table:style-name="ce3" office:value-type="float" office:value="34.14" calcext:value-type="float">
            <text:p>34.140</text:p>
          </table:table-cell>
          <table:table-cell table:style-name="ce3" office:value-type="float" office:value="34.1" calcext:value-type="float">
            <text:p>34.100</text:p>
          </table:table-cell>
          <table:table-cell table:style-name="ce3" office:value-type="float" office:value="34.32" calcext:value-type="float">
            <text:p>34.320</text:p>
          </table:table-cell>
          <table:table-cell table:style-name="ce3" office:value-type="float" office:value="34.147" calcext:value-type="float">
            <text:p>34.147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/>
          <table:table-cell office:value-type="string" calcext:value-type="string">
            <text:p>Boundary Sum</text:p>
          </table:table-cell>
          <table:table-cell table:style-name="ce6" table:formula="of:=([.B4]-[.E4])/[.B4]" office:value-type="percentage" office:value="0" calcext:value-type="percentage">
            <text:p>0.00%</text:p>
          </table:table-cell>
          <table:table-cell table:style-name="ce6" table:formula="of:=([.C4]-[.F4])/[.C4]" office:value-type="percentage" office:value="-0.034669882423877" calcext:value-type="percentage">
            <text:p>-3.47%</text:p>
          </table:table-cell>
          <table:table-cell table:style-name="ce6" table:formula="of:=([.D4]-[.G4])/[.D4]" office:value-type="percentage" office:value="-0.000205038078500231" calcext:value-type="percentage">
            <text:p>-0.02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Displacement Contact Normlload</text:p>
          </table:table-cell>
          <table:table-cell table:style-name="ce3" office:value-type="float" office:value="10.317" calcext:value-type="float">
            <text:p>10.317</text:p>
          </table:table-cell>
          <table:table-cell table:style-name="ce3" office:value-type="float" office:value="9.81" calcext:value-type="float">
            <text:p>9.810</text:p>
          </table:table-cell>
          <table:table-cell table:style-name="ce3" office:value-type="float" office:value="10.32" calcext:value-type="float">
            <text:p>10.320</text:p>
          </table:table-cell>
          <table:table-cell table:style-name="ce3" office:value-type="float" office:value="10.317" calcext:value-type="float">
            <text:p>10.317</text:p>
          </table:table-cell>
          <table:table-cell table:style-name="ce3" office:value-type="float" office:value="10.54" calcext:value-type="float">
            <text:p>10.540</text:p>
          </table:table-cell>
          <table:table-cell table:style-name="ce3" office:value-type="float" office:value="10.32" calcext:value-type="float">
            <text:p>10.320</text:p>
          </table:table-cell>
          <table:table-cell table:number-columns-repeated="2" table:style-name="ce3" office:value-type="float" office:value="0.083" calcext:value-type="float">
            <text:p>0.083</text:p>
          </table:table-cell>
          <table:table-cell/>
          <table:table-cell office:value-type="string" calcext:value-type="string">
            <text:p>Displacement Contact Normlload</text:p>
          </table:table-cell>
          <table:table-cell table:style-name="ce6" table:formula="of:=([.B5]-[.E5])/[.B5]" office:value-type="percentage" office:value="0" calcext:value-type="percentage">
            <text:p>0.00%</text:p>
          </table:table-cell>
          <table:table-cell table:style-name="ce6" table:formula="of:=([.C5]-[.F5])/[.C5]" office:value-type="percentage" office:value="-0.0744138634046889" calcext:value-type="percentage">
            <text:p>-7.44%</text:p>
          </table:table-cell>
          <table:table-cell table:style-name="ce6" table:formula="of:=([.D5]-[.G5])/[.D5]" office:value-type="percentage" office:value="0" calcext:value-type="percentage">
            <text:p>0.00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3" office:value-type="float" office:value="1249.7" calcext:value-type="float">
            <text:p>1249.700</text:p>
          </table:table-cell>
          <table:table-cell table:style-name="ce3" office:value-type="float" office:value="1187.5" calcext:value-type="float">
            <text:p>1187.500</text:p>
          </table:table-cell>
          <table:table-cell table:style-name="ce3" office:value-type="float" office:value="1250" calcext:value-type="float">
            <text:p>1250.000</text:p>
          </table:table-cell>
          <table:table-cell table:style-name="ce3" office:value-type="float" office:value="1249.7" calcext:value-type="float">
            <text:p>1249.700</text:p>
          </table:table-cell>
          <table:table-cell table:style-name="ce3" office:value-type="float" office:value="1273.1" calcext:value-type="float">
            <text:p>1273.100</text:p>
          </table:table-cell>
          <table:table-cell table:style-name="ce3" office:value-type="float" office:value="1249.721" calcext:value-type="float">
            <text:p>1249.721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/>
          <table:table-cell office:value-type="string" calcext:value-type="string">
            <text:p>Boundary Sum</text:p>
          </table:table-cell>
          <table:table-cell table:style-name="ce6" table:formula="of:=([.B6]-[.E6])/[.B6]" office:value-type="percentage" office:value="0" calcext:value-type="percentage">
            <text:p>0.00%</text:p>
          </table:table-cell>
          <table:table-cell table:style-name="ce6" table:formula="of:=([.C6]-[.F6])/[.C6]" office:value-type="percentage" office:value="-0.0720842105263157" calcext:value-type="percentage">
            <text:p>-7.21%</text:p>
          </table:table-cell>
          <table:table-cell table:style-name="ce6" table:formula="of:=([.D6]-[.G6])/[.D6]" office:value-type="percentage" office:value="0.000223199999999997" calcext:value-type="percentage">
            <text:p>0.02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Displacement Contact slipload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 office:value-type="float" office:value="0.0143" calcext:value-type="float">
            <text:p>0.014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 office:value-type="float" office:value="0.0022" calcext:value-type="float">
            <text:p>0.002</text:p>
          </table:table-cell>
          <table:table-cell table:number-columns-repeated="2" table:style-name="ce3" office:value-type="float" office:value="0.0103" calcext:value-type="float">
            <text:p>0.010</text:p>
          </table:table-cell>
          <table:table-cell/>
          <table:table-cell office:value-type="string" calcext:value-type="string">
            <text:p>Displacement Contact slipload</text:p>
          </table:table-cell>
          <table:table-cell table:number-columns-repeated="2" table:style-name="ce6" office:value-type="string" calcext:value-type="string">
            <text:p>NaN</text:p>
          </table:table-cell>
          <table:table-cell table:style-name="ce6" table:formula="of:=([.D7]-[.G7])/[.D7]" office:value-type="percentage" office:value="0.846153846153846" calcext:value-type="percentage">
            <text:p>84.62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Boundary Sum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 office:value-type="float" office:value="1.7367" calcext:value-type="float">
            <text:p>1.737</text:p>
          </table:table-cell>
          <table:table-cell table:number-columns-repeated="2" table:style-name="ce3" office:value-type="string" calcext:value-type="string">
            <text:p>NaN</text:p>
          </table:table-cell>
          <table:table-cell table:style-name="ce3" office:value-type="float" office:value="0.2686" calcext:value-type="float">
            <text:p>0.269</text:p>
          </table:table-cell>
          <table:table-cell table:style-name="ce3" office:value-type="float" office:value="1.25" calcext:value-type="float">
            <text:p>1.250</text:p>
          </table:table-cell>
          <table:table-cell table:style-name="ce3" office:value-type="float" office:value="8.25" calcext:value-type="float">
            <text:p>8.250</text:p>
          </table:table-cell>
          <table:table-cell/>
          <table:table-cell office:value-type="string" calcext:value-type="string">
            <text:p>Boundary Sum</text:p>
          </table:table-cell>
          <table:table-cell table:number-columns-repeated="2" table:style-name="ce6" office:value-type="string" calcext:value-type="string">
            <text:p>NaN</text:p>
          </table:table-cell>
          <table:table-cell table:style-name="ce6" table:formula="of:=([.D8]-[.G8])/[.D8]" office:value-type="percentage" office:value="0.845338861058329" calcext:value-type="percentage">
            <text:p>84.53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Displacement loads</text:p>
          </table:table-cell>
          <table:table-cell table:number-columns-repeated="6" table:style-name="ce3" office:value-type="float" office:value="-0.1" calcext:value-type="float">
            <text:p>-0.100</text:p>
          </table:table-cell>
          <table:table-cell table:number-columns-repeated="2" table:style-name="ce3" office:value-type="float" office:value="0.083" calcext:value-type="float">
            <text:p>0.083</text:p>
          </table:table-cell>
          <table:table-cell/>
          <table:table-cell office:value-type="string" calcext:value-type="string">
            <text:p>Displacement loads</text:p>
          </table:table-cell>
          <table:table-cell table:style-name="ce6" table:formula="of:=([.B9]-[.E9])/[.B9]" office:value-type="percentage" office:value="-0" calcext:value-type="percentage">
            <text:p>0.00%</text:p>
          </table:table-cell>
          <table:table-cell table:style-name="ce6" table:formula="of:=([.C9]-[.F9])/[.C9]" office:value-type="percentage" office:value="-0" calcext:value-type="percentage">
            <text:p>0.00%</text:p>
          </table:table-cell>
          <table:table-cell table:style-name="ce6" table:formula="of:=([.D9]-[.G9])/[.D9]" office:value-type="percentage" office:value="-0" calcext:value-type="percentage">
            <text:p>0.00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3" office:value-type="float" office:value="37.57" calcext:value-type="float">
            <text:p>37.570</text:p>
          </table:table-cell>
          <table:table-cell table:style-name="ce3" office:value-type="float" office:value="36.72" calcext:value-type="float">
            <text:p>36.720</text:p>
          </table:table-cell>
          <table:table-cell table:style-name="ce3" office:value-type="float" office:value="37.56" calcext:value-type="float">
            <text:p>37.560</text:p>
          </table:table-cell>
          <table:table-cell table:style-name="ce3" office:value-type="float" office:value="37.58" calcext:value-type="float">
            <text:p>37.580</text:p>
          </table:table-cell>
          <table:table-cell table:style-name="ce3" office:value-type="float" office:value="37.77" calcext:value-type="float">
            <text:p>37.770</text:p>
          </table:table-cell>
          <table:table-cell table:style-name="ce3" office:value-type="float" office:value="37.57" calcext:value-type="float">
            <text:p>37.570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/>
          <table:table-cell office:value-type="string" calcext:value-type="string">
            <text:p>Boundary Sum</text:p>
          </table:table-cell>
          <table:table-cell table:style-name="ce6" table:formula="of:=([.B10]-[.E10])/[.B10]" office:value-type="percentage" office:value="-0.000266169816342774" calcext:value-type="percentage">
            <text:p>-0.03%</text:p>
          </table:table-cell>
          <table:table-cell table:style-name="ce6" table:formula="of:=([.C10]-[.F10])/[.C10]" office:value-type="percentage" office:value="-0.0285947712418302" calcext:value-type="percentage">
            <text:p>-2.86%</text:p>
          </table:table-cell>
          <table:table-cell table:style-name="ce6" table:formula="of:=([.D10]-[.G10])/[.D10]" office:value-type="percentage" office:value="-0.000266240681576092" calcext:value-type="percentage">
            <text:p>-0.03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Stress ZZ</text:p>
          </table:table-cell>
          <table:table-cell table:style-name="ce3" office:value-type="float" office:value="-10.07" calcext:value-type="float">
            <text:p>-10.070</text:p>
          </table:table-cell>
          <table:table-cell table:style-name="ce3" office:value-type="float" office:value="-9.99" calcext:value-type="float">
            <text:p>-9.990</text:p>
          </table:table-cell>
          <table:table-cell table:style-name="ce3" office:value-type="float" office:value="-10.04" calcext:value-type="float">
            <text:p>-10.040</text:p>
          </table:table-cell>
          <table:table-cell table:style-name="ce3" office:value-type="float" office:value="-10.03" calcext:value-type="float">
            <text:p>-10.030</text:p>
          </table:table-cell>
          <table:table-cell table:style-name="ce3" office:value-type="float" office:value="-10.54" calcext:value-type="float">
            <text:p>-10.540</text:p>
          </table:table-cell>
          <table:table-cell table:style-name="ce3" office:value-type="float" office:value="-10.03" calcext:value-type="float">
            <text:p>-10.030</text:p>
          </table:table-cell>
          <table:table-cell table:number-columns-repeated="2" table:style-name="ce3" office:value-type="float" office:value="-10" calcext:value-type="float">
            <text:p>-10.000</text:p>
          </table:table-cell>
          <table:table-cell/>
          <table:table-cell office:value-type="string" calcext:value-type="string">
            <text:p>Stress ZZ</text:p>
          </table:table-cell>
          <table:table-cell table:style-name="ce6" table:formula="of:=([.B11]-[.E11])/[.B11]" office:value-type="percentage" office:value="0.00397219463753733" calcext:value-type="percentage">
            <text:p>0.40%</text:p>
          </table:table-cell>
          <table:table-cell table:style-name="ce6" table:formula="of:=([.C11]-[.F11])/[.C11]" office:value-type="percentage" office:value="-0.0550550550550549" calcext:value-type="percentage">
            <text:p>-5.51%</text:p>
          </table:table-cell>
          <table:table-cell table:style-name="ce6" table:formula="of:=([.D11]-[.G11])/[.D11]" office:value-type="percentage" office:value="0.000996015936254959" calcext:value-type="percentage">
            <text:p>0.10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Boundary Mean</text:p>
          </table:table-cell>
          <table:table-cell table:style-name="ce3" office:value-type="float" office:value="-10.33" calcext:value-type="float">
            <text:p>-10.330</text:p>
          </table:table-cell>
          <table:table-cell table:style-name="ce3" office:value-type="float" office:value="-9.81" calcext:value-type="float">
            <text:p>-9.810</text:p>
          </table:table-cell>
          <table:table-cell table:number-columns-repeated="2" table:style-name="ce3" office:value-type="float" office:value="-10.33" calcext:value-type="float">
            <text:p>-10.330</text:p>
          </table:table-cell>
          <table:table-cell table:style-name="ce3" office:value-type="float" office:value="-10.047" calcext:value-type="float">
            <text:p>-10.047</text:p>
          </table:table-cell>
          <table:table-cell table:style-name="ce3" office:value-type="float" office:value="-10.328" calcext:value-type="float">
            <text:p>-10.328</text:p>
          </table:table-cell>
          <table:table-cell table:number-columns-repeated="2" table:style-name="ce3" office:value-type="float" office:value="-10" calcext:value-type="float">
            <text:p>-10.000</text:p>
          </table:table-cell>
          <table:table-cell/>
          <table:table-cell office:value-type="string" calcext:value-type="string">
            <text:p>Boundary Mean</text:p>
          </table:table-cell>
          <table:table-cell table:style-name="ce6" table:formula="of:=([.B12]-[.E12])/[.B12]" office:value-type="percentage" office:value="-0" calcext:value-type="percentage">
            <text:p>0.00%</text:p>
          </table:table-cell>
          <table:table-cell table:style-name="ce6" table:formula="of:=([.C12]-[.F12])/[.C12]" office:value-type="percentage" office:value="-0.0241590214067278" calcext:value-type="percentage">
            <text:p>-2.42%</text:p>
          </table:table-cell>
          <table:table-cell table:style-name="ce6" table:formula="of:=([.D12]-[.G12])/[.D12]" office:value-type="percentage" office:value="0.000193610842207228" calcext:value-type="percentage">
            <text:p>0.02%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Displacement X</text:p>
          </table:table-cell>
          <table:table-cell table:style-name="ce4" office:value-type="float" office:value="0.009" calcext:value-type="float">
            <text:p>0.0090</text:p>
          </table:table-cell>
          <table:table-cell table:style-name="ce4" office:value-type="float" office:value="0.003" calcext:value-type="float">
            <text:p>0.0030</text:p>
          </table:table-cell>
          <table:table-cell table:number-columns-repeated="4" table:style-name="ce4" office:value-type="float" office:value="0.009" calcext:value-type="float">
            <text:p>0.0090</text:p>
          </table:table-cell>
          <table:table-cell table:style-name="ce4" office:value-type="float" office:value="1.25" calcext:value-type="float">
            <text:p>1.2500</text:p>
          </table:table-cell>
          <table:table-cell table:style-name="ce4" office:value-type="float" office:value="0" calcext:value-type="float">
            <text:p>0.0000</text:p>
          </table:table-cell>
          <table:table-cell/>
          <table:table-cell office:value-type="string" calcext:value-type="string">
            <text:p>Displacement X</text:p>
          </table:table-cell>
          <table:table-cell table:style-name="ce6" table:formula="of:=([.B13]-[.E13])/[.B13]" office:value-type="percentage" office:value="0" calcext:value-type="percentage">
            <text:p>0.00%</text:p>
          </table:table-cell>
          <table:table-cell table:style-name="ce6" table:formula="of:=([.C13]-[.F13])/[.C13]" office:value-type="percentage" office:value="-2" calcext:value-type="percentage">
            <text:p>-200.00%</text:p>
          </table:table-cell>
          <table:table-cell table:style-name="ce6" table:formula="of:=([.D13]-[.G13])/[.D13]" office:value-type="percentage" office:value="0" calcext:value-type="percentage">
            <text:p>0.00%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Displacement Z</text:p>
          </table:table-cell>
          <table:table-cell table:style-name="ce5" office:value-type="float" office:value="-0.00000839" calcext:value-type="float">
            <text:p>-8.39E-06</text:p>
          </table:table-cell>
          <table:table-cell table:style-name="ce5" office:value-type="float" office:value="0.00005126" calcext:value-type="float">
            <text:p>5.13E-05</text:p>
          </table:table-cell>
          <table:table-cell table:style-name="ce14" office:value-type="float" office:value="-0.0000102" calcext:value-type="float">
            <text:p>-1.02E-05</text:p>
          </table:table-cell>
          <table:table-cell table:style-name="ce5" office:value-type="float" office:value="-0.00001026" calcext:value-type="float">
            <text:p>-1.03E-05</text:p>
          </table:table-cell>
          <table:table-cell table:style-name="ce5" office:value-type="float" office:value="-0.00000996" calcext:value-type="float">
            <text:p>-9.96E-06</text:p>
          </table:table-cell>
          <table:table-cell table:style-name="ce5" office:value-type="float" office:value="-0.00001025" calcext:value-type="float">
            <text:p>-1.03E-05</text:p>
          </table:table-cell>
          <table:table-cell table:number-columns-repeated="2" table:style-name="ce5" office:value-type="float" office:value="-0.00001" calcext:value-type="float">
            <text:p>-1.00E-05</text:p>
          </table:table-cell>
          <table:table-cell/>
          <table:table-cell office:value-type="string" calcext:value-type="string">
            <text:p>Displacement Z</text:p>
          </table:table-cell>
          <table:table-cell table:style-name="ce6" table:formula="of:=([.B14]-[.E14])/[.B14]" office:value-type="percentage" office:value="-0.222884386174017" calcext:value-type="percentage">
            <text:p>-22.29%</text:p>
          </table:table-cell>
          <table:table-cell table:style-name="ce6" table:formula="of:=([.C14]-[.F14])/[.C14]" office:value-type="percentage" office:value="1.19430355052673" calcext:value-type="percentage">
            <text:p>119.43%</text:p>
          </table:table-cell>
          <table:table-cell table:style-name="ce6" table:formula="of:=([.D14]-[.G14])/[.D14]" office:value-type="percentage" office:value="-0.00490196078431368" calcext:value-type="percentage">
            <text:p>-0.49%</text:p>
          </table:table-cell>
          <table:table-cell table:style-name="ce5"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Aborted after 1 steps, raise.c:51</text:p>
          </table:table-cell>
          <table:table-cell table:number-columns-repeated="2"/>
          <table:table-cell table:style-name="ce7" office:value-type="string" calcext:value-type="string">
            <text:p>Aborted after 2 steps, raise.c:51</text:p>
          </table:table-cell>
          <table:table-cell/>
          <table:table-cell table:style-name="ce7" office:value-type="string" calcext:value-type="string">
            <text:p>Fh=2, Fslip=1.25, no x restraint</text:p>
          </table:table-cell>
          <table:table-cell office:value-type="string" calcext:value-type="string">
            <text:p>Fh=2, Fslip=8.25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efficient = 0.125, Normal 10, Fh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efficient = 0.825, Normal 10, Fh=2</text:p>
          </table:table-cell>
          <table:covered-table-cell table:number-columns-repeated="2"/>
          <table:table-cell table:number-columns-repeated="2" office:value-type="string" calcext:value-type="string">
            <text:p>Expected Resul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li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Stick</text:p>
          </table:table-cell>
          <table:table-cell table:style-name="ce8" office:value-type="string" calcext:value-type="string">
            <text:p>C=0.125</text:p>
          </table:table-cell>
          <table:table-cell table:style-name="ce8" office:value-type="string" calcext:value-type="string">
            <text:p>C=0.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lacement Contact Load</text:p>
          </table:table-cell>
          <table:table-cell table:style-name="ce6" table:formula="of:=([.B3]-[.$H3])/[.B3]" office:value-type="percentage" office:value="0.198058252427184" calcext:value-type="percentage">
            <text:p>19.81%</text:p>
          </table:table-cell>
          <table:table-cell table:style-name="ce6" table:formula="of:=([.C3]-[.$H3])/[.C3]" office:value-type="percentage" office:value="0.157142857142857" calcext:value-type="percentage">
            <text:p>15.71%</text:p>
          </table:table-cell>
          <table:table-cell table:style-name="ce6" table:formula="of:=([.D3]-[.$H3])/[.D3]" office:value-type="percentage" office:value="-4.50666666666667" calcext:value-type="percentage">
            <text:p>-450.67%</text:p>
          </table:table-cell>
          <table:table-cell table:style-name="ce6" table:formula="of:=([.E3]-[.$I3])/[.E3]" office:value-type="percentage" office:value="0.198058252427184" calcext:value-type="percentage">
            <text:p>19.81%</text:p>
          </table:table-cell>
          <table:table-cell table:style-name="ce6" table:formula="of:=([.F3]-[.$I3])/[.F3]" office:value-type="percentage" office:value="0.213333333333333" calcext:value-type="percentage">
            <text:p>21.33%</text:p>
          </table:table-cell>
          <table:table-cell table:style-name="ce6" table:formula="of:=([.G3]-[.$I3])/[.G3]" office:value-type="percentage" office:value="0.198058252427184" calcext:value-type="percentage">
            <text:p>19.81%</text:p>
          </table:table-cell>
          <table:table-cell table:number-columns-repeated="2" table:style-name="ce3" office:value-type="float" office:value="0.0826" calcext:value-type="float">
            <text:p>0.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6" table:formula="of:=([.B4]-[.$H4])/[.B4]" office:value-type="percentage" office:value="0.706744868035191" calcext:value-type="percentage">
            <text:p>70.67%</text:p>
          </table:table-cell>
          <table:table-cell table:style-name="ce6" table:formula="of:=([.C4]-[.$H4])/[.C4]" office:value-type="percentage" office:value="0.698522761531504" calcext:value-type="percentage">
            <text:p>69.85%</text:p>
          </table:table-cell>
          <table:table-cell table:style-name="ce6" table:formula="of:=([.D4]-[.$H4])/[.D4]" office:value-type="percentage" office:value="0.707088459285296" calcext:value-type="percentage">
            <text:p>70.71%</text:p>
          </table:table-cell>
          <table:table-cell table:style-name="ce6" table:formula="of:=([.E4]-[.$I4])/[.E4]" office:value-type="percentage" office:value="0.706744868035191" calcext:value-type="percentage">
            <text:p>70.67%</text:p>
          </table:table-cell>
          <table:table-cell table:style-name="ce6" table:formula="of:=([.F4]-[.$I4])/[.F4]" office:value-type="percentage" office:value="0.708624708624709" calcext:value-type="percentage">
            <text:p>70.86%</text:p>
          </table:table-cell>
          <table:table-cell table:style-name="ce6" table:formula="of:=([.G4]-[.$I4])/[.G4]" office:value-type="percentage" office:value="0.707148504993118" calcext:value-type="percentage">
            <text:p>70.71%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lacement Contact Normlload</text:p>
          </table:table-cell>
          <table:table-cell table:style-name="ce6" table:formula="of:=([.B5]-[.$H5])/[.B5]" office:value-type="percentage" office:value="0.991955025685761" calcext:value-type="percentage">
            <text:p>99.20%</text:p>
          </table:table-cell>
          <table:table-cell table:style-name="ce6" table:formula="of:=([.C5]-[.$H5])/[.C5]" office:value-type="percentage" office:value="0.991539245667686" calcext:value-type="percentage">
            <text:p>99.15%</text:p>
          </table:table-cell>
          <table:table-cell table:style-name="ce6" table:formula="of:=([.D5]-[.$H5])/[.D5]" office:value-type="percentage" office:value="0.991957364341085" calcext:value-type="percentage">
            <text:p>99.20%</text:p>
          </table:table-cell>
          <table:table-cell table:style-name="ce6" table:formula="of:=([.E5]-[.$I5])/[.E5]" office:value-type="percentage" office:value="0.991955025685761" calcext:value-type="percentage">
            <text:p>99.20%</text:p>
          </table:table-cell>
          <table:table-cell table:style-name="ce6" table:formula="of:=([.F5]-[.$I5])/[.F5]" office:value-type="percentage" office:value="0.992125237191651" calcext:value-type="percentage">
            <text:p>99.21%</text:p>
          </table:table-cell>
          <table:table-cell table:style-name="ce6" table:formula="of:=([.G5]-[.$I5])/[.G5]" office:value-type="percentage" office:value="0.991957364341085" calcext:value-type="percentage">
            <text:p>99.20%</text:p>
          </table:table-cell>
          <table:table-cell table:number-columns-repeated="2" table:style-name="ce3" office:value-type="float" office:value="0.083" calcext:value-type="float">
            <text:p>0.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6" table:formula="of:=([.B6]-[.$H6])/[.B6]" office:value-type="percentage" office:value="0.991998079539089" calcext:value-type="percentage">
            <text:p>99.20%</text:p>
          </table:table-cell>
          <table:table-cell table:style-name="ce6" table:formula="of:=([.C6]-[.$H6])/[.C6]" office:value-type="percentage" office:value="0.991578947368421" calcext:value-type="percentage">
            <text:p>99.16%</text:p>
          </table:table-cell>
          <table:table-cell table:style-name="ce6" table:formula="of:=([.D6]-[.$H6])/[.D6]" office:value-type="percentage" office:value="0.992" calcext:value-type="percentage">
            <text:p>99.20%</text:p>
          </table:table-cell>
          <table:table-cell table:style-name="ce6" table:formula="of:=([.E6]-[.$I6])/[.E6]" office:value-type="percentage" office:value="0.991998079539089" calcext:value-type="percentage">
            <text:p>99.20%</text:p>
          </table:table-cell>
          <table:table-cell table:style-name="ce6" table:formula="of:=([.F6]-[.$I6])/[.F6]" office:value-type="percentage" office:value="0.992145157489592" calcext:value-type="percentage">
            <text:p>99.21%</text:p>
          </table:table-cell>
          <table:table-cell table:style-name="ce6" table:formula="of:=([.G6]-[.$I6])/[.G6]" office:value-type="percentage" office:value="0.991998214001365" calcext:value-type="percentage">
            <text:p>99.20%</text:p>
          </table:table-cell>
          <table:table-cell table:number-columns-repeated="2" table:style-name="ce3" office:value-type="float" office:value="10" calcext:value-type="float">
            <text:p>1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lacement Contact slipload</text:p>
          </table:table-cell>
          <table:table-cell table:style-name="ce6" table:number-columns-repeated="2"/>
          <table:table-cell table:style-name="ce6" table:formula="of:=([.D7]-[.$H7])/[.D7]" office:value-type="percentage" office:value="0.27972027972028" calcext:value-type="percentage">
            <text:p>27.97%</text:p>
          </table:table-cell>
          <table:table-cell table:style-name="ce6" table:number-columns-repeated="2"/>
          <table:table-cell table:style-name="ce6" table:formula="of:=([.G7]-[.$I7])/[.G7]" office:value-type="percentage" office:value="-3.68181818181818" calcext:value-type="percentage">
            <text:p>-368.18%</text:p>
          </table:table-cell>
          <table:table-cell table:number-columns-repeated="2" table:style-name="ce3" office:value-type="float" office:value="0.0103" calcext:value-type="float">
            <text:p>0.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6" table:number-columns-repeated="2"/>
          <table:table-cell table:style-name="ce6" table:formula="of:=([.D8]-[.$H8])/[.D8]" office:value-type="percentage" office:value="0.280244141187309" calcext:value-type="percentage">
            <text:p>28.02%</text:p>
          </table:table-cell>
          <table:table-cell table:style-name="ce6" table:number-columns-repeated="2"/>
          <table:table-cell table:style-name="ce6" table:formula="of:=([.G8]-[.$I8])/[.G8]" office:value-type="percentage" office:value="-29.7148175725987" calcext:value-type="percentage">
            <text:p>-2971.48%</text:p>
          </table:table-cell>
          <table:table-cell table:style-name="ce3" office:value-type="float" office:value="1.25" calcext:value-type="float">
            <text:p>1.250</text:p>
          </table:table-cell>
          <table:table-cell table:style-name="ce3" office:value-type="float" office:value="8.25" calcext:value-type="float">
            <text:p>8.2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lacement loads</text:p>
          </table:table-cell>
          <table:table-cell table:style-name="ce6" table:formula="of:=([.B9]-[.$H9])/[.B9]" office:value-type="percentage" office:value="1.83" calcext:value-type="percentage">
            <text:p>183.00%</text:p>
          </table:table-cell>
          <table:table-cell table:style-name="ce6" table:formula="of:=([.C9]-[.$H9])/[.C9]" office:value-type="percentage" office:value="1.83" calcext:value-type="percentage">
            <text:p>183.00%</text:p>
          </table:table-cell>
          <table:table-cell table:style-name="ce6" table:formula="of:=([.D9]-[.$H9])/[.D9]" office:value-type="percentage" office:value="1.83" calcext:value-type="percentage">
            <text:p>183.00%</text:p>
          </table:table-cell>
          <table:table-cell table:style-name="ce6" table:formula="of:=([.E9]-[.$I9])/[.E9]" office:value-type="percentage" office:value="1.83" calcext:value-type="percentage">
            <text:p>183.00%</text:p>
          </table:table-cell>
          <table:table-cell table:style-name="ce6" table:formula="of:=([.F9]-[.$I9])/[.F9]" office:value-type="percentage" office:value="1.83" calcext:value-type="percentage">
            <text:p>183.00%</text:p>
          </table:table-cell>
          <table:table-cell table:style-name="ce6" table:formula="of:=([.G9]-[.$I9])/[.G9]" office:value-type="percentage" office:value="1.83" calcext:value-type="percentage">
            <text:p>183.00%</text:p>
          </table:table-cell>
          <table:table-cell table:number-columns-repeated="2" table:style-name="ce3" office:value-type="float" office:value="0.083" calcext:value-type="float">
            <text:p>0.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Sum</text:p>
          </table:table-cell>
          <table:table-cell table:style-name="ce6" table:formula="of:=([.B10]-[.$H10])/[.B10]" office:value-type="percentage" office:value="0.733830183657173" calcext:value-type="percentage">
            <text:p>73.38%</text:p>
          </table:table-cell>
          <table:table-cell table:style-name="ce6" table:formula="of:=([.C10]-[.$H10])/[.C10]" office:value-type="percentage" office:value="0.727668845315904" calcext:value-type="percentage">
            <text:p>72.77%</text:p>
          </table:table-cell>
          <table:table-cell table:style-name="ce6" table:formula="of:=([.D10]-[.$H10])/[.D10]" office:value-type="percentage" office:value="0.733759318423855" calcext:value-type="percentage">
            <text:p>73.38%</text:p>
          </table:table-cell>
          <table:table-cell table:style-name="ce6" table:formula="of:=([.E10]-[.$I10])/[.E10]" office:value-type="percentage" office:value="0.733901011176157" calcext:value-type="percentage">
            <text:p>73.39%</text:p>
          </table:table-cell>
          <table:table-cell table:style-name="ce6" table:formula="of:=([.F10]-[.$I10])/[.F10]" office:value-type="percentage" office:value="0.73523960815462" calcext:value-type="percentage">
            <text:p>73.52%</text:p>
          </table:table-cell>
          <table:table-cell table:style-name="ce6" table:formula="of:=([.G10]-[.$I10])/[.G10]" office:value-type="percentage" office:value="0.733830183657173" calcext:value-type="percentage">
            <text:p>73.38%</text:p>
          </table:table-cell>
          <table:table-cell table:number-columns-repeated="2" table:style-name="ce3" office:value-type="float" office:value="-10" calcext:value-type="float">
            <text:p>-1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ess ZZ</text:p>
          </table:table-cell>
          <table:table-cell table:style-name="ce6" table:formula="of:=([.B11]-[.$H11])/[.B11]" office:value-type="percentage" office:value="0.0069513406156902" calcext:value-type="percentage">
            <text:p>0.70%</text:p>
          </table:table-cell>
          <table:table-cell table:style-name="ce6" table:formula="of:=([.C11]-[.$H11])/[.C11]" office:value-type="percentage" office:value="-0.00100100100100098" calcext:value-type="percentage">
            <text:p>-0.10%</text:p>
          </table:table-cell>
          <table:table-cell table:style-name="ce6" table:formula="of:=([.D11]-[.$H11])/[.D11]" office:value-type="percentage" office:value="0.00398406374501984" calcext:value-type="percentage">
            <text:p>0.40%</text:p>
          </table:table-cell>
          <table:table-cell table:style-name="ce6" table:formula="of:=([.E11]-[.$I11])/[.E11]" office:value-type="percentage" office:value="0.00299102691924221" calcext:value-type="percentage">
            <text:p>0.30%</text:p>
          </table:table-cell>
          <table:table-cell table:style-name="ce6" table:formula="of:=([.F11]-[.$I11])/[.F11]" office:value-type="percentage" office:value="0.0512333965844401" calcext:value-type="percentage">
            <text:p>5.12%</text:p>
          </table:table-cell>
          <table:table-cell table:style-name="ce6" table:formula="of:=([.G11]-[.$I11])/[.G11]" office:value-type="percentage" office:value="0.00299102691924221" calcext:value-type="percentage">
            <text:p>0.30%</text:p>
          </table:table-cell>
          <table:table-cell table:number-columns-repeated="2" table:style-name="ce3" office:value-type="float" office:value="-10" calcext:value-type="float">
            <text:p>-1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Mean</text:p>
          </table:table-cell>
          <table:table-cell table:style-name="ce6" table:formula="of:=([.B12]-[.$H12])/[.B12]" office:value-type="percentage" office:value="0.031945788964182" calcext:value-type="percentage">
            <text:p>3.19%</text:p>
          </table:table-cell>
          <table:table-cell table:style-name="ce6" table:formula="of:=([.C12]-[.$H12])/[.C12]" office:value-type="percentage" office:value="-0.019367991845056" calcext:value-type="percentage">
            <text:p>-1.94%</text:p>
          </table:table-cell>
          <table:table-cell table:style-name="ce6" table:formula="of:=([.D12]-[.$H12])/[.D12]" office:value-type="percentage" office:value="0.031945788964182" calcext:value-type="percentage">
            <text:p>3.19%</text:p>
          </table:table-cell>
          <table:table-cell table:style-name="ce6" table:formula="of:=([.E12]-[.$I12])/[.E12]" office:value-type="percentage" office:value="0.031945788964182" calcext:value-type="percentage">
            <text:p>3.19%</text:p>
          </table:table-cell>
          <table:table-cell table:style-name="ce6" table:formula="of:=([.F12]-[.$I12])/[.F12]" office:value-type="percentage" office:value="0.00467801333731468" calcext:value-type="percentage">
            <text:p>0.47%</text:p>
          </table:table-cell>
          <table:table-cell table:style-name="ce6" table:formula="of:=([.G12]-[.$I12])/[.G12]" office:value-type="percentage" office:value="0.0317583268783888" calcext:value-type="percentage">
            <text:p>3.18%</text:p>
          </table:table-cell>
          <table:table-cell table:style-name="ce4" office:value-type="float" office:value="1.25" calcext:value-type="float">
            <text:p>1.2500</text:p>
          </table:table-cell>
          <table:table-cell table:style-name="ce4" office:value-type="float" office:value="0" calcext:value-type="float">
            <text:p>0.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lacement X</text:p>
          </table:table-cell>
          <table:table-cell table:style-name="ce6" table:formula="of:=([.B13]-[.$H13])/[.B13]" office:value-type="percentage" office:value="-137.888888888889" calcext:value-type="percentage">
            <text:p>-13788.89%</text:p>
          </table:table-cell>
          <table:table-cell table:style-name="ce6" table:formula="of:=([.C13]-[.$H13])/[.C13]" office:value-type="percentage" office:value="-415.666666666667" calcext:value-type="percentage">
            <text:p>-41566.67%</text:p>
          </table:table-cell>
          <table:table-cell table:style-name="ce6" table:formula="of:=([.D13]-[.$H13])/[.D13]" office:value-type="percentage" office:value="-137.888888888889" calcext:value-type="percentage">
            <text:p>-13788.89%</text:p>
          </table:table-cell>
          <table:table-cell table:style-name="ce6" table:formula="of:=([.E13]-[.$I13])/[.E13]" office:value-type="percentage" office:value="1" calcext:value-type="percentage">
            <text:p>100.00%</text:p>
          </table:table-cell>
          <table:table-cell table:style-name="ce6" table:formula="of:=([.F13]-[.$I13])/[.F13]" office:value-type="percentage" office:value="1" calcext:value-type="percentage">
            <text:p>100.00%</text:p>
          </table:table-cell>
          <table:table-cell table:style-name="ce6" table:formula="of:=([.G13]-[.$I13])/[.G13]" office:value-type="percentage" office:value="1" calcext:value-type="percentage">
            <text:p>100.00%</text:p>
          </table:table-cell>
          <table:table-cell table:number-columns-repeated="2" table:style-name="ce5" office:value-type="float" office:value="-0.00001" calcext:value-type="float">
            <text:p>-1.00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placement Z</text:p>
          </table:table-cell>
          <table:table-cell table:style-name="ce6" table:formula="of:=([.B14]-[.$H14])/[.B14]" office:value-type="percentage" office:value="-0.191895113230036" calcext:value-type="percentage">
            <text:p>-19.19%</text:p>
          </table:table-cell>
          <table:table-cell table:style-name="ce6" table:formula="of:=([.C14]-[.$H14])/[.C14]" office:value-type="percentage" office:value="1.19508388607101" calcext:value-type="percentage">
            <text:p>119.51%</text:p>
          </table:table-cell>
          <table:table-cell table:style-name="ce6" table:formula="of:=([.G14]-[.$H14])/[.G14]" office:value-type="percentage" office:value="0.024390243902439" calcext:value-type="percentage">
            <text:p>2.44%</text:p>
          </table:table-cell>
          <table:table-cell table:style-name="ce6" table:formula="of:=([.E14]-[.$I14])/[.E14]" office:value-type="percentage" office:value="0.0253411306042886" calcext:value-type="percentage">
            <text:p>2.53%</text:p>
          </table:table-cell>
          <table:table-cell table:style-name="ce6" table:formula="of:=([.F14]-[.$I14])/[.F14]" office:value-type="percentage" office:value="-0.00401606425702824" calcext:value-type="percentage">
            <text:p>-0.40%</text:p>
          </table:table-cell>
          <table:table-cell table:style-name="ce6" table:formula="of:=([.G14]-[.$I14])/[.G14]" office:value-type="percentage" office:value="0.024390243902439" calcext:value-type="percentage">
            <text:p>2.44%</text:p>
          </table:table-cell>
          <table:table-cell table:number-columns-repeated="2" table:style-name="ce3" office:value-type="float" office:value="-10" calcext:value-type="float">
            <text:p>-10.000</text:p>
          </table:table-cell>
          <table:table-cell table:number-columns-repeated="8"/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 style:data-style-name="N2" text:time-value="04:45:14.417902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4T04:52:18.479865197</meta:creation-date>
    <dc:date>2023-03-07T05:21:10.137065187</dc:date>
    <meta:editing-duration>P1DT11H8M4S</meta:editing-duration>
    <meta:editing-cycles>14</meta:editing-cycles>
    <meta:generator>LibreOffice/6.4.7.2$Linux_X86_64 LibreOffice_project/40$Build-2</meta:generator>
    <meta:document-statistic meta:table-count="1" meta:cell-count="288" meta:object-count="0"/>
  </office:meta>
</office:document-meta>
</file>